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84a" officeooo:paragraph-rsid="00096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Resu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1:21:38.181046683</meta:creation-date>
    <dc:date>2021-01-27T11:22:05.988230813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6.2$Linux_X86_64 LibreOffice_project/40$Build-2</meta:generator>
  </office:meta>
</office:document-meta>
</file>